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table:number-columns-repeated="10"/>
        </table:table-row>
        <table:table-row table:style-name="ro4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table:number-columns-repeated="10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19:31</dc:date>
    <dc:creator>romain </dc:creator>
    <meta:editing-duration>PT6H29M59S</meta:editing-duration>
    <meta:editing-cycles>54</meta:editing-cycles>
    <meta:document-statistic meta:table-count="3" meta:cell-count="40" meta:object-count="0"/>
  </office:meta>
</office:document-meta>
</file>